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141892P</text:p>
          </table:table-cell>
          <table:table-cell office:value-type="string">
            <text:p>Kit vinho</text:p>
          </table:table-cell>
        </table:table-row>
        <table:table-row table:style-name="ro1">
          <table:table-cell office:value-type="string">
            <text:p>143106A</text:p>
          </table:table-cell>
          <table:table-cell office:value-type="string">
            <text:p>Tampa pra garrafa</text:p>
          </table:table-cell>
        </table:table-row>
        <table:table-row table:style-name="ro1">
          <table:table-cell table:style-name="ce1" office:value-type="string">
            <text:p>143196</text:p>
          </table:table-cell>
          <table:table-cell office:value-type="string">
            <text:p>Kit manicure 12 pç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5/01/2015</text:date>, <text:time>17:5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1-05T17:49:59.89</dc:date>
    <meta:document-statistic meta:table-count="1" meta:cell-count="6" meta:object-count="0"/>
    <meta:generator>BrOffice/3.3$Win32 LibreOffice_project/330m19$Build-301</meta:generator>
  </office:meta>
</office:document-meta>
</file>